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7.0625in" fo:margin-left="0.0264in" table:align="left"/>
    </style:style>
    <style:style style:name="Table3.A" style:family="table-column">
      <style:table-column-properties style:column-width="1.6257in"/>
    </style:style>
    <style:style style:name="Table3.B" style:family="table-column">
      <style:table-column-properties style:column-width="1.7493in"/>
    </style:style>
    <style:style style:name="Table3.C" style:family="table-column">
      <style:table-column-properties style:column-width="1.625in"/>
    </style:style>
    <style:style style:name="Table3.D" style:family="table-column">
      <style:table-column-properties style:column-width="2.0625in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padding="0.0382in" fo:border="0.05pt double-thin #000000"/>
    </style:style>
    <style:style style:name="Table3.2" style:family="table-row">
      <style:table-row-properties style:min-row-height="0.9375in"/>
    </style:style>
    <style:style style:name="Table3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3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3.3" style:family="table-row">
      <style:table-row-properties style:min-row-height="0.8007in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9632in"/>
    </style:style>
    <style:style style:name="Table3.5" style:family="table-row">
      <style:table-row-properties style:min-row-height="1.125in"/>
    </style:style>
    <style:style style:name="Table4" style:family="table">
      <style:table-properties style:width="7.0625in" fo:margin-left="0.0264in" table:align="left"/>
    </style:style>
    <style:style style:name="Table4.A" style:family="table-column">
      <style:table-column-properties style:column-width="1.6257in"/>
    </style:style>
    <style:style style:name="Table4.B" style:family="table-column">
      <style:table-column-properties style:column-width="1.7493in"/>
    </style:style>
    <style:style style:name="Table4.C" style:family="table-column">
      <style:table-column-properties style:column-width="1.8125in"/>
    </style:style>
    <style:style style:name="Table4.D" style:family="table-column">
      <style:table-column-properties style:column-width="1.875in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padding="0.0382in" fo:border="0.05pt double-thin #000000"/>
    </style:style>
    <style:style style:name="Table4.2" style:family="table-row">
      <style:table-row-properties style:min-row-height="0.9375in"/>
    </style:style>
    <style:style style:name="Table4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4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4.3" style:family="table-row">
      <style:table-row-properties style:min-row-height="0.8007in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9632in"/>
    </style:style>
    <style:style style:name="Table4.5" style:family="table-row">
      <style:table-row-properties style:min-row-height="1.125in"/>
    </style:style>
    <style:style style:name="Table5" style:family="table">
      <style:table-properties style:width="7.0625in" fo:margin-left="0.0264in" table:align="left"/>
    </style:style>
    <style:style style:name="Table5.A" style:family="table-column">
      <style:table-column-properties style:column-width="1.6257in"/>
    </style:style>
    <style:style style:name="Table5.B" style:family="table-column">
      <style:table-column-properties style:column-width="1.7493in"/>
    </style:style>
    <style:style style:name="Table5.C" style:family="table-column">
      <style:table-column-properties style:column-width="1.5972in"/>
    </style:style>
    <style:style style:name="Table5.D" style:family="table-column">
      <style:table-column-properties style:column-width="2.0903in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padding="0.0382in" fo:border="0.05pt double-thin #000000"/>
    </style:style>
    <style:style style:name="Table5.2" style:family="table-row">
      <style:table-row-properties style:min-row-height="0.9375in"/>
    </style:style>
    <style:style style:name="Table5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5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5.3" style:family="table-row">
      <style:table-row-properties style:min-row-height="0.8007in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9632in"/>
    </style:style>
    <style:style style:name="Table5.5" style:family="table-row">
      <style:table-row-properties style:min-row-height="1.125in"/>
    </style:style>
    <style:style style:name="P1" style:family="paragraph" style:parent-style-name="Standard">
      <style:text-properties officeooo:paragraph-rsid="00099213"/>
    </style:style>
    <style:style style:name="P2" style:family="paragraph" style:parent-style-name="Standard">
      <style:text-properties fo:color="#000000" style:font-name="DejaVu Sans Mono" fo:font-size="10.5pt" fo:font-style="italic" officeooo:rsid="0019eb3f" officeooo:paragraph-rsid="00280e10" style:font-style-asian="italic" style:font-style-complex="italic"/>
    </style:style>
    <style:style style:name="P3" style:family="paragraph" style:parent-style-name="Standard">
      <style:text-properties fo:color="#000000" style:font-name="DejaVu Sans Mono" fo:font-size="10.5pt" fo:font-style="italic" fo:font-weight="bold" officeooo:rsid="0019eb3f" officeooo:paragraph-rsid="00280e1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000000" style:font-name="DejaVu Sans Mono" fo:font-size="10.5pt" fo:font-style="italic" fo:font-weight="bold" officeooo:rsid="0019eb3f" officeooo:paragraph-rsid="002ab911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000000" style:font-name="DejaVu Sans Mono" fo:font-size="10.5pt" fo:font-style="italic" style:text-underline-style="none" fo:font-weight="bold" officeooo:rsid="0019eb3f" officeooo:paragraph-rsid="002ab91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style:font-name="DejaVu Sans Mono" fo:font-size="10.5pt" fo:font-style="normal" fo:font-weight="normal" officeooo:rsid="0019eb3f" officeooo:paragraph-rsid="00280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style:font-name="DejaVu Sans Mono" fo:font-size="10.5pt" fo:font-style="normal" fo:font-weight="normal" officeooo:rsid="001c55b2" officeooo:paragraph-rsid="00280e1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font-name="DejaVu Sans Mono" fo:font-size="10.5pt" fo:font-style="normal" officeooo:rsid="0019eb3f" officeooo:paragraph-rsid="00280e10" style:font-style-asian="normal" style:font-style-complex="normal"/>
    </style:style>
    <style:style style:name="P9" style:family="paragraph" style:parent-style-name="Standard">
      <style:text-properties fo:color="#000000" style:font-name="DejaVu Sans Mono" fo:font-size="10.5pt" officeooo:rsid="00243614" officeooo:paragraph-rsid="00280e10"/>
    </style:style>
    <style:style style:name="P10" style:family="paragraph" style:parent-style-name="Standard">
      <style:text-properties officeooo:paragraph-rsid="00187e3f"/>
    </style:style>
    <style:style style:name="P11" style:family="paragraph" style:parent-style-name="Standard">
      <style:text-properties officeooo:paragraph-rsid="001f1abc"/>
    </style:style>
    <style:style style:name="P12" style:family="paragraph" style:parent-style-name="Standard">
      <style:text-properties officeooo:paragraph-rsid="00229525"/>
    </style:style>
    <style:style style:name="P13" style:family="paragraph" style:parent-style-name="Standard">
      <style:text-properties fo:font-style="italic" officeooo:paragraph-rsid="00280e10" style:font-style-asian="italic" style:font-style-complex="italic"/>
    </style:style>
    <style:style style:name="P14" style:family="paragraph" style:parent-style-name="Standard">
      <style:text-properties officeooo:paragraph-rsid="00280e10"/>
    </style:style>
    <style:style style:name="P15" style:family="paragraph" style:parent-style-name="Standard">
      <style:text-properties officeooo:rsid="00243614" officeooo:paragraph-rsid="00280e10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1f1abc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229525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280e10"/>
    </style:style>
    <style:style style:name="P19" style:family="paragraph" style:parent-style-name="Table_20_Contents">
      <style:text-properties fo:color="#000000" style:font-name="DejaVu Sans Mono" fo:font-size="10.5pt" fo:font-style="italic" officeooo:rsid="001c55b2" officeooo:paragraph-rsid="00280e10" style:font-style-asian="italic" style:font-style-complex="italic"/>
    </style:style>
    <style:style style:name="P20" style:family="paragraph" style:parent-style-name="Table_20_Contents">
      <style:text-properties fo:color="#000000" style:font-name="DejaVu Sans Mono" fo:font-size="10.5pt" fo:font-style="italic" officeooo:rsid="00243614" officeooo:paragraph-rsid="00280e10" style:font-style-asian="italic" style:font-style-complex="italic"/>
    </style:style>
    <style:style style:name="P21" style:family="paragraph" style:parent-style-name="Table_20_Contents">
      <style:text-properties fo:color="#000000" style:font-name="DejaVu Sans Mono" fo:font-size="10.5pt" fo:font-style="italic" officeooo:rsid="0019eb3f" officeooo:paragraph-rsid="00280e10" style:font-style-asian="italic" style:font-style-complex="italic"/>
    </style:style>
    <style:style style:name="P22" style:family="paragraph" style:parent-style-name="Table_20_Contents">
      <style:text-properties fo:color="#000000" style:font-name="DejaVu Sans Mono" fo:font-size="10.5pt" fo:font-style="italic" fo:font-weight="bold" officeooo:rsid="001c55b2" officeooo:paragraph-rsid="00280e10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color="#000000" style:font-name="DejaVu Sans Mono" fo:font-size="10.5pt" fo:font-style="italic" fo:font-weight="bold" officeooo:rsid="001c55b2" officeooo:paragraph-rsid="002a14b2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color="#000000" style:font-name="DejaVu Sans Mono" fo:font-size="10.5pt" fo:font-style="italic" fo:font-weight="bold" officeooo:rsid="00243614" officeooo:paragraph-rsid="00280e10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color="#000000" style:font-name="DejaVu Sans Mono" fo:font-size="10.5pt" fo:font-style="italic" fo:font-weight="bold" officeooo:rsid="00243614" officeooo:paragraph-rsid="002a14b2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color="#000000" style:font-name="DejaVu Sans Mono" fo:font-size="10.5pt" fo:font-style="italic" fo:font-weight="bold" officeooo:rsid="00243614" officeooo:paragraph-rsid="002c78bf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color="#000000" style:font-name="DejaVu Sans Mono" fo:font-size="10.5pt" fo:font-style="italic" fo:font-weight="bold" officeooo:rsid="001f1abc" officeooo:paragraph-rsid="00280e10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color="#000000" style:font-name="DejaVu Sans Mono" fo:font-size="10.5pt" fo:font-style="italic" fo:font-weight="bold" officeooo:rsid="001f1abc" officeooo:paragraph-rsid="0028d326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color="#000000" style:font-name="DejaVu Sans Mono" fo:font-size="10.5pt" fo:font-style="italic" fo:font-weight="bold" officeooo:rsid="001f1abc" officeooo:paragraph-rsid="002c78bf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color="#000000" style:font-name="DejaVu Sans Mono" fo:font-size="10.5pt" fo:font-style="italic" fo:font-weight="bold" officeooo:rsid="002a14b2" officeooo:paragraph-rsid="002a14b2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color="#000000" style:font-name="DejaVu Sans Mono" fo:font-size="10.5pt" fo:font-style="italic" fo:font-weight="bold" officeooo:rsid="00187e3f" officeooo:paragraph-rsid="001f1abc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color="#000000" style:font-name="DejaVu Sans Mono" fo:font-size="10.5pt" fo:font-style="italic" style:text-underline-style="none" officeooo:rsid="001b08c1" officeooo:paragraph-rsid="00280e10" style:font-style-asian="italic" style:font-style-complex="italic"/>
    </style:style>
    <style:style style:name="P33" style:family="paragraph" style:parent-style-name="Table_20_Contents">
      <style:text-properties fo:color="#000000" style:font-name="DejaVu Sans Mono" fo:font-size="10.5pt" fo:font-style="italic" style:text-underline-style="solid" style:text-underline-width="auto" style:text-underline-color="font-color" fo:font-weight="bold" officeooo:rsid="00187e3f" officeooo:paragraph-rsid="002a14b2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color="#000000" style:font-name="DejaVu Sans Mono" fo:font-size="10.5pt" fo:font-style="italic" style:text-underline-style="solid" style:text-underline-width="auto" style:text-underline-color="font-color" fo:font-weight="bold" officeooo:rsid="00187e3f" officeooo:paragraph-rsid="002c0d6c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color="#000000" style:font-name="DejaVu Sans Mono" fo:font-size="10.5pt" fo:font-style="italic" fo:font-weight="normal" officeooo:rsid="00187e3f" officeooo:paragraph-rsid="00280e10" style:font-style-asian="italic" style:font-weight-asian="normal" style:font-style-complex="italic" style:font-weight-complex="normal"/>
    </style:style>
    <style:style style:name="P36" style:family="paragraph" style:parent-style-name="Table_20_Contents">
      <style:text-properties fo:color="#000000" style:font-name="DejaVu Sans Mono" fo:font-size="10.5pt" fo:font-style="normal" fo:font-weight="normal" officeooo:rsid="001f1abc" officeooo:paragraph-rsid="0028d326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style:font-name="DejaVu Sans Mono" fo:font-size="10.5pt" fo:font-style="normal" fo:font-weight="normal" officeooo:rsid="001f1abc" officeooo:paragraph-rsid="002c0d6c" style:font-style-asian="normal" style:font-weight-asian="normal" style:font-style-complex="normal" style:font-weight-complex="normal"/>
    </style:style>
    <style:style style:name="P38" style:family="paragraph" style:parent-style-name="Table_20_Contents">
      <style:text-properties fo:color="#000000" style:font-name="DejaVu Sans Mono" fo:font-size="10.5pt" fo:font-style="normal" fo:font-weight="normal" officeooo:rsid="00243614" officeooo:paragraph-rsid="00280e10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style:font-name="DejaVu Sans Mono" fo:font-size="10.5pt" fo:font-style="normal" officeooo:rsid="001f1abc" officeooo:paragraph-rsid="001f1abc" style:font-style-asian="normal" style:font-style-complex="normal"/>
    </style:style>
    <style:style style:name="P40" style:family="paragraph" style:parent-style-name="Table_20_Contents">
      <style:text-properties fo:color="#000000" style:font-name="DejaVu Sans Mono" fo:font-size="10.5pt" fo:font-style="normal" officeooo:rsid="001f1abc" officeooo:paragraph-rsid="002184af" style:font-style-asian="normal" style:font-style-complex="normal"/>
    </style:style>
    <style:style style:name="P41" style:family="paragraph" style:parent-style-name="Table_20_Contents">
      <style:text-properties fo:color="#000000" style:font-name="DejaVu Sans Mono" fo:font-size="10.5pt" fo:font-style="normal" officeooo:rsid="001c55b2" officeooo:paragraph-rsid="00280e10" style:font-style-asian="normal" style:font-style-complex="normal"/>
    </style:style>
    <style:style style:name="P42" style:family="paragraph" style:parent-style-name="Table_20_Contents">
      <style:text-properties fo:color="#000000" style:font-name="DejaVu Sans Mono" fo:font-size="10.5pt" fo:font-style="normal" officeooo:rsid="002184af" officeooo:paragraph-rsid="002184af" style:font-style-asian="normal" style:font-style-complex="normal"/>
    </style:style>
    <style:style style:name="P43" style:family="paragraph" style:parent-style-name="Table_20_Contents">
      <style:text-properties fo:color="#000000" style:font-name="DejaVu Sans Mono" fo:font-size="10.5pt" fo:font-style="normal" style:text-underline-style="solid" style:text-underline-width="auto" style:text-underline-color="font-color" fo:font-weight="normal" officeooo:rsid="001f1abc" officeooo:paragraph-rsid="002a14b2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style:font-name="DejaVu Sans Mono" fo:font-size="10.5pt" fo:font-style="normal" style:text-underline-style="solid" style:text-underline-width="auto" style:text-underline-color="font-color" fo:font-weight="normal" officeooo:rsid="00243614" officeooo:paragraph-rsid="00280e10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style:font-name="DejaVu Sans Mono" fo:font-size="10.5pt" fo:font-style="normal" style:text-underline-style="none" officeooo:rsid="001b08c1" officeooo:paragraph-rsid="00280e10" style:font-style-asian="normal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1f1abc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229525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280e10"/>
    </style:style>
    <style:style style:name="P49" style:family="paragraph" style:parent-style-name="Table_20_Contents">
      <style:text-properties fo:color="#000000" style:font-name="DejaVu Sans Mono" fo:font-size="10.5pt" officeooo:rsid="0019eb3f" officeooo:paragraph-rsid="001f1abc"/>
    </style:style>
    <style:style style:name="P50" style:family="paragraph" style:parent-style-name="Table_20_Contents">
      <style:text-properties fo:color="#000000" style:font-name="DejaVu Sans Mono" fo:font-size="10.5pt" officeooo:rsid="001b08c1" officeooo:paragraph-rsid="001f1abc"/>
    </style:style>
    <style:style style:name="P51" style:family="paragraph" style:parent-style-name="Table_20_Contents">
      <style:text-properties fo:color="#000000" style:font-name="DejaVu Sans Mono" fo:font-size="10.5pt" officeooo:rsid="001b08c1" officeooo:paragraph-rsid="00280e10"/>
    </style:style>
    <style:style style:name="P52" style:family="paragraph" style:parent-style-name="Table_20_Contents">
      <style:text-properties fo:color="#000000" style:font-name="DejaVu Sans Mono" fo:font-size="10.5pt" officeooo:rsid="001c55b2" officeooo:paragraph-rsid="001f1abc"/>
    </style:style>
    <style:style style:name="P53" style:family="paragraph" style:parent-style-name="Table_20_Contents">
      <style:text-properties fo:color="#000000" style:font-name="DejaVu Sans Mono" fo:font-size="10.5pt" officeooo:rsid="001c55b2" officeooo:paragraph-rsid="0028d326"/>
    </style:style>
    <style:style style:name="P54" style:family="paragraph" style:parent-style-name="Table_20_Contents">
      <style:text-properties fo:color="#000000" style:font-name="DejaVu Sans Mono" fo:font-size="10.5pt" officeooo:rsid="001e4485" officeooo:paragraph-rsid="002184af"/>
    </style:style>
    <style:style style:name="P55" style:family="paragraph" style:parent-style-name="Table_20_Contents">
      <style:text-properties fo:color="#000000" style:font-name="DejaVu Sans Mono" fo:font-size="10.5pt" officeooo:rsid="001f1abc" officeooo:paragraph-rsid="002184af"/>
    </style:style>
    <style:style style:name="P56" style:family="paragraph" style:parent-style-name="Table_20_Contents">
      <style:text-properties fo:color="#000000" style:font-name="DejaVu Sans Mono" fo:font-size="10.5pt" officeooo:rsid="001f1abc" officeooo:paragraph-rsid="00280e10"/>
    </style:style>
    <style:style style:name="P57" style:family="paragraph" style:parent-style-name="Table_20_Contents">
      <style:text-properties fo:color="#000000" style:font-name="DejaVu Sans Mono" fo:font-size="10.5pt" officeooo:paragraph-rsid="001f1abc"/>
    </style:style>
    <style:style style:name="P58" style:family="paragraph" style:parent-style-name="Table_20_Contents">
      <style:text-properties fo:color="#000000" style:font-name="DejaVu Sans Mono" fo:font-size="10.5pt" officeooo:paragraph-rsid="00229525"/>
    </style:style>
    <style:style style:name="P59" style:family="paragraph" style:parent-style-name="Table_20_Contents">
      <style:text-properties fo:color="#000000" style:font-name="DejaVu Sans Mono" fo:font-size="10.5pt" officeooo:paragraph-rsid="00280e10"/>
    </style:style>
    <style:style style:name="P60" style:family="paragraph" style:parent-style-name="Table_20_Contents">
      <style:text-properties fo:color="#000000" style:font-name="DejaVu Sans Mono" fo:font-size="10.5pt" style:text-underline-style="solid" style:text-underline-width="auto" style:text-underline-color="font-color" officeooo:rsid="00243614" officeooo:paragraph-rsid="00280e10"/>
    </style:style>
    <style:style style:name="P61" style:family="paragraph" style:parent-style-name="Table_20_Contents">
      <style:text-properties fo:color="#000000" style:font-name="DejaVu Sans Mono" fo:font-size="10.5pt" style:text-underline-style="solid" style:text-underline-width="auto" style:text-underline-color="font-color" officeooo:rsid="00243614" officeooo:paragraph-rsid="0028d326"/>
    </style:style>
    <style:style style:name="P62" style:family="paragraph" style:parent-style-name="Table_20_Contents">
      <style:text-properties fo:color="#000000" style:font-name="DejaVu Sans Mono" fo:font-size="10.5pt" officeooo:rsid="00243614" officeooo:paragraph-rsid="00280e10"/>
    </style:style>
    <style:style style:name="P63" style:family="paragraph" style:parent-style-name="Table_20_Contents">
      <style:text-properties fo:color="#000000" style:font-name="DejaVu Sans Mono" fo:font-size="10.5pt" officeooo:rsid="00243614" officeooo:paragraph-rsid="0028d326"/>
    </style:style>
    <style:style style:name="P64" style:family="paragraph" style:parent-style-name="Preformatted_20_Text">
      <style:text-properties fo:color="#808080" style:font-name="DejaVu Sans Mono" fo:font-size="10.5pt" fo:font-style="italic" officeooo:paragraph-rsid="001f1abc"/>
    </style:style>
    <style:style style:name="P65" style:family="paragraph" style:parent-style-name="Preformatted_20_Text">
      <style:text-properties fo:color="#808080" style:font-name="DejaVu Sans Mono" fo:font-size="10.5pt" fo:font-style="italic" officeooo:paragraph-rsid="00229525"/>
    </style:style>
    <style:style style:name="P66" style:family="paragraph" style:parent-style-name="Preformatted_20_Text">
      <style:text-properties fo:color="#808080" style:font-name="DejaVu Sans Mono" fo:font-size="10.5pt" fo:font-style="italic" officeooo:paragraph-rsid="00280e10"/>
    </style:style>
    <style:style style:name="P67" style:family="paragraph" style:parent-style-name="Preformatted_20_Text">
      <style:text-properties fo:color="#000000" style:font-name="DejaVu Sans Mono" fo:font-size="10.5pt" officeooo:rsid="000f2a1e" officeooo:paragraph-rsid="001f1abc"/>
    </style:style>
    <style:style style:name="P68" style:family="paragraph" style:parent-style-name="Preformatted_20_Text">
      <style:text-properties fo:color="#000000" style:font-name="DejaVu Sans Mono" fo:font-size="10.5pt" officeooo:rsid="000f2a1e" officeooo:paragraph-rsid="00229525"/>
    </style:style>
    <style:style style:name="P69" style:family="paragraph" style:parent-style-name="Preformatted_20_Text">
      <style:text-properties fo:color="#000000" style:font-name="DejaVu Sans Mono" fo:font-size="10.5pt" officeooo:rsid="000f2a1e" officeooo:paragraph-rsid="00280e10"/>
    </style:style>
    <style:style style:name="P70" style:family="paragraph" style:parent-style-name="Preformatted_20_Text">
      <style:text-properties fo:color="#000000" style:font-name="DejaVu Sans Mono" fo:font-size="10.5pt" fo:font-style="italic" officeooo:paragraph-rsid="001f1abc"/>
    </style:style>
    <style:style style:name="P71" style:family="paragraph" style:parent-style-name="Preformatted_20_Text">
      <style:text-properties fo:color="#000000" style:font-name="DejaVu Sans Mono" fo:font-size="10.5pt" fo:font-style="italic" officeooo:paragraph-rsid="00229525"/>
    </style:style>
    <style:style style:name="P72" style:family="paragraph" style:parent-style-name="Preformatted_20_Text">
      <style:text-properties fo:color="#000000" style:font-name="DejaVu Sans Mono" fo:font-size="10.5pt" fo:font-style="italic" officeooo:paragraph-rsid="00280e10"/>
    </style:style>
    <style:style style:name="P73" style:family="paragraph" style:parent-style-name="Preformatted_20_Text">
      <style:text-properties fo:color="#000000" style:font-name="DejaVu Sans Mono" fo:font-size="10.5pt" fo:font-style="normal" officeooo:paragraph-rsid="001f1abc" style:font-style-asian="normal" style:font-style-complex="normal"/>
    </style:style>
    <style:style style:name="P74" style:family="paragraph" style:parent-style-name="Preformatted_20_Text">
      <style:text-properties fo:color="#000000" style:font-name="DejaVu Sans Mono" fo:font-size="10.5pt" fo:font-style="normal" officeooo:paragraph-rsid="00229525" style:font-style-asian="normal" style:font-style-complex="normal"/>
    </style:style>
    <style:style style:name="P75" style:family="paragraph" style:parent-style-name="Preformatted_20_Text">
      <style:text-properties fo:color="#000000" style:font-name="DejaVu Sans Mono" fo:font-size="10.5pt" fo:font-style="normal" officeooo:paragraph-rsid="00280e10" style:font-style-asian="normal" style:font-style-complex="normal"/>
    </style:style>
    <style:style style:name="P76" style:family="paragraph" style:parent-style-name="Preformatted_20_Text">
      <style:text-properties fo:color="#000000" style:font-name="DejaVu Sans Mono" fo:font-size="10.5pt" fo:font-style="normal" officeooo:rsid="00111de1" officeooo:paragraph-rsid="001f1abc" style:font-style-asian="normal" style:font-style-complex="normal"/>
    </style:style>
    <style:style style:name="P77" style:family="paragraph" style:parent-style-name="Preformatted_20_Text">
      <style:text-properties fo:color="#000000" style:font-name="DejaVu Sans Mono" fo:font-size="10.5pt" fo:font-style="normal" officeooo:rsid="00111de1" officeooo:paragraph-rsid="00229525" style:font-style-asian="normal" style:font-style-complex="normal"/>
    </style:style>
    <style:style style:name="P78" style:family="paragraph" style:parent-style-name="Preformatted_20_Text">
      <style:text-properties fo:color="#000000" style:font-name="DejaVu Sans Mono" fo:font-size="10.5pt" fo:font-style="normal" officeooo:rsid="00111de1" officeooo:paragraph-rsid="00280e10" style:font-style-asian="normal" style:font-style-complex="normal"/>
    </style:style>
    <style:style style:name="P79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1f1abc" style:font-style-asian="normal" style:font-weight-asian="normal" style:font-style-complex="normal" style:font-weight-complex="normal"/>
    </style:style>
    <style:style style:name="P80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229525" style:font-style-asian="normal" style:font-weight-asian="normal" style:font-style-complex="normal" style:font-weight-complex="normal"/>
    </style:style>
    <style:style style:name="P81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280e10" style:font-style-asian="normal" style:font-weight-asian="normal" style:font-style-complex="normal" style:font-weight-complex="normal"/>
    </style:style>
    <style:style style:name="P82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229525" officeooo:paragraph-rsid="00229525" style:font-style-asian="normal" style:font-weight-asian="normal" style:font-style-complex="normal" style:font-weight-complex="normal"/>
    </style:style>
    <style:style style:name="P83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229525" officeooo:paragraph-rsid="00280e10" style:font-style-asian="normal" style:font-weight-asian="normal" style:font-style-complex="normal" style:font-weight-complex="normal"/>
    </style:style>
    <style:style style:name="P8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style:font-style-asian="normal" style:font-style-complex="normal"/>
    </style:style>
    <style:style style:name="P8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officeooo:paragraph-rsid="00280e10" style:font-style-asian="normal" style:font-style-complex="normal"/>
    </style:style>
    <style:style style:name="P8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officeooo:paragraph-rsid="002f084a" style:font-style-asian="normal" style:font-style-complex="normal"/>
    </style:style>
    <style:style style:name="P87" style:family="paragraph" style:parent-style-name="Standard">
      <style:text-properties fo:color="#000000" style:font-name="DejaVu Sans Mono" fo:font-size="10.5pt" fo:font-style="italic" fo:font-weight="bold" officeooo:rsid="0019eb3f" officeooo:paragraph-rsid="00280e10" style:font-style-asian="italic" style:font-weight-asian="bold" style:font-style-complex="italic" style:font-weight-complex="bold"/>
    </style:style>
    <style:style style:name="P88" style:family="paragraph" style:parent-style-name="Standard">
      <style:text-properties fo:color="#000000" style:font-name="DejaVu Sans Mono" fo:font-size="10.5pt" fo:font-style="italic" fo:font-weight="bold" officeooo:rsid="0019eb3f" officeooo:paragraph-rsid="00352cdc" style:font-style-asian="italic" style:font-weight-asian="bold" style:font-style-complex="italic" style:font-weight-complex="bold"/>
    </style:style>
    <style:style style:name="P89" style:family="paragraph" style:parent-style-name="Standard">
      <style:text-properties fo:color="#000000" style:font-name="DejaVu Sans Mono" fo:font-size="10.5pt" fo:font-style="italic" officeooo:rsid="0019eb3f" officeooo:paragraph-rsid="00352cdc" style:font-style-asian="italic" style:font-style-complex="italic"/>
    </style:style>
    <style:style style:name="P90" style:family="paragraph" style:parent-style-name="Table_20_Contents">
      <style:text-properties fo:color="#000000" style:font-name="DejaVu Sans Mono" fo:font-size="10.5pt" fo:font-style="italic" fo:font-weight="normal" officeooo:rsid="00187e3f" officeooo:paragraph-rsid="002c0d6c" style:font-style-asian="italic" style:font-weight-asian="normal" style:font-style-complex="italic" style:font-weight-complex="normal"/>
    </style:style>
    <style:style style:name="P91" style:family="paragraph" style:parent-style-name="Table_20_Contents">
      <style:text-properties fo:color="#000000" style:font-name="DejaVu Sans Mono" fo:font-size="10.5pt" fo:font-style="normal" officeooo:rsid="001c55b2" officeooo:paragraph-rsid="0028d326" style:font-style-asian="normal" style:font-style-complex="normal"/>
    </style:style>
    <style:style style:name="T1" style:family="text">
      <style:text-properties officeooo:rsid="001691b4"/>
    </style:style>
    <style:style style:name="T2" style:family="text">
      <style:text-properties fo:font-weight="normal" officeooo:rsid="00229525" style:font-weight-asian="normal" style:font-weight-complex="normal"/>
    </style:style>
    <style:style style:name="T3" style:family="text">
      <style:text-properties fo:font-weight="normal" officeooo:rsid="00243614" style:font-weight-asian="normal" style:font-weight-complex="normal"/>
    </style:style>
    <style:style style:name="T4" style:family="text">
      <style:text-properties fo:font-style="italic" fo:font-weight="bold" officeooo:rsid="001691b4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87e3f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1691b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187e3f" style:font-style-asian="italic" style:font-weight-asian="bold" style:font-style-complex="italic" style:font-weight-complex="bold"/>
    </style:style>
    <style:style style:name="T8" style:family="text">
      <style:text-properties officeooo:rsid="002093f3"/>
    </style:style>
    <style:style style:name="T9" style:family="text">
      <style:text-properties officeooo:rsid="00243614"/>
    </style:style>
    <style:style style:name="T10" style:family="text">
      <style:text-properties officeooo:rsid="00280e10"/>
    </style:style>
    <style:style style:name="T11" style:family="text">
      <style:text-properties officeooo:rsid="002a14b2"/>
    </style:style>
    <style:style style:name="T12" style:family="text">
      <style:text-properties officeooo:rsid="002ab911"/>
    </style:style>
    <style:style style:name="T13" style:family="text">
      <style:text-properties officeooo:rsid="002c0d6c"/>
    </style:style>
    <style:style style:name="T14" style:family="text">
      <style:text-properties officeooo:rsid="00352cdc"/>
    </style:style>
    <style:style style:name="T15" style:family="text">
      <style:text-properties officeooo:rsid="00358da1"/>
    </style:style>
    <style:style style:name="T16" style:family="text">
      <style:text-properties officeooo:rsid="0036a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68_49652702"/></text:p>
      <text:p text:style-name="P10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79">-Xms5120m</text:p>
            <text:p text:style-name="P84">-Xmx5120m</text:p>
            <text:p text:style-name="P82">LoopCounter = 5M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6">GC Type</text:p>
          </table:table-cell>
          <table:table-cell table:style-name="Table3.A2" office:value-type="string">
            <text:p text:style-name="P67">Default GC <text:span text:style-name="T1">p</text:span>ause and pause between Garbage collections</text:p>
          </table:table-cell>
          <table:table-cell table:style-name="Table3.A2" office:value-type="string">
            <text:p text:style-name="P70"/>
            <text:p text:style-name="P73"><text:bookmark-start text:name="__DdeLink__339_4965270211"/>MaxGCPauseMillis=</text:p>
            <text:p text:style-name="P73">10<text:bookmark-end text:name="__DdeLink__339_4965270211"/>0000</text:p>
            <text:p text:style-name="P57"/>
          </table:table-cell>
          <table:table-cell table:style-name="Table3.D2" office:value-type="string">
            <text:p text:style-name="P64"/>
            <text:p text:style-name="P73">GCPauseIntervalMills=</text:p>
            <text:p text:style-name="P76">10</text:p>
            <text:p text:style-name="P57"/>
          </table:table-cell>
        </table:table-row>
        <table:table-row table:style-name="Table3.3">
          <table:table-cell table:style-name="Table3.A3" office:value-type="string">
            <text:p text:style-name="P46"><text:bookmark-start text:name="__DdeLink__329_4965270211"/><text:bookmark-start text:name="__DdeLink__358_496527021"/><text:bookmark-start text:name="__DdeLink__351_496527021"/><text:bookmark-start text:name="__DdeLink__334_4965270211"/>-XX:+UseSerialGC<text:bookmark-end text:name="__DdeLink__329_4965270211"/><text:bookmark-end text:name="__DdeLink__358_496527021"/><text:bookmark-end text:name="__DdeLink__351_496527021"/><text:bookmark-end text:name="__DdeLink__334_4965270211"/></text:p>
          </table:table-cell>
          <table:table-cell table:style-name="Table3.A3" office:value-type="string">
            <text:p text:style-name="P49">Total time:65580<text:span text:style-name="T8">ms</text:span></text:p>
          </table:table-cell>
          <table:table-cell table:style-name="Table3.A3" office:value-type="string">
            <text:p text:style-name="P49">Total time:65627<text:span text:style-name="T8">ms</text:span></text:p>
          </table:table-cell>
          <table:table-cell table:style-name="Table3.D3" office:value-type="string">
            <text:p text:style-name="P50">Total time:65529<text:span text:style-name="T8">ms</text:span></text:p>
          </table:table-cell>
        </table:table-row>
        <table:table-row table:style-name="Table3.4">
          <table:table-cell table:style-name="Table3.A3" office:value-type="string">
            <text:p text:style-name="P46"><text:bookmark-start text:name="__DdeLink__331_4965270211"/><text:bookmark-start text:name="__DdeLink__375_49652702"/><text:bookmark-start text:name="__DdeLink__382_49652702"/>-XX:+UseParallelGC<text:bookmark-end text:name="__DdeLink__331_4965270211"/><text:bookmark-end text:name="__DdeLink__375_49652702"/><text:bookmark-end text:name="__DdeLink__382_49652702"/></text:p>
          </table:table-cell>
          <table:table-cell table:style-name="Table3.A3" office:value-type="string">
            <text:p text:style-name="P52">Total time:65379ms</text:p>
          </table:table-cell>
          <table:table-cell table:style-name="Table3.A3" office:value-type="string">
            <text:p text:style-name="P52">Total time:65343ms </text:p>
          </table:table-cell>
          <table:table-cell table:style-name="Table3.D3" office:value-type="string">
            <text:p text:style-name="P52">Total time:65359ms</text:p>
          </table:table-cell>
        </table:table-row>
        <table:table-row table:style-name="Table3.5">
          <table:table-cell table:style-name="Table3.A3" office:value-type="string">
            <text:p text:style-name="P46"><text:bookmark-start text:name="__DdeLink__336_4965270211"/><text:bookmark-start text:name="__DdeLink__378_49652702"/>-XX:+UseG1GC <text:bookmark-end text:name="__DdeLink__336_4965270211"/><text:bookmark-end text:name="__DdeLink__378_49652702"/></text:p>
          </table:table-cell>
          <table:table-cell table:style-name="Table3.A3" office:value-type="string">
            <text:p text:style-name="P54">Total time:65704ms</text:p>
            <text:p text:style-name="P54"/>
            <text:p text:style-name="P26">*Multiple short GC pauses!</text:p>
          </table:table-cell>
          <table:table-cell table:style-name="Table3.A3" office:value-type="string">
            <text:p text:style-name="P55">Total time:66993ms </text:p>
            <text:p text:style-name="P55"/>
            <text:p text:style-name="P29">*<text:span text:style-name="T10">Few Long GC minor pauses!</text:span></text:p>
          </table:table-cell>
          <table:table-cell table:style-name="Table3.D3" office:value-type="string">
            <text:p text:style-name="P39"><text:span text:style-name="T4">Should be explicitly set with MaxGCPause </text:span><text:span text:style-name="T5">(less then GCPauseInterval – set to 9)</text:span></text:p>
            <text:p text:style-name="P31"/>
            <text:p text:style-name="P40">Total time:65955ms</text:p>
            <text:p text:style-name="P40"/>
            <text:p text:style-name="P42">(the same picture as with default values)</text:p>
          </table:table-cell>
        </table:table-row>
      </table:table>
      <text:p text:style-name="P11"/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80">-Xms5120m</text:p>
            <text:p text:style-name="P86">-Xmx5120m</text:p>
            <text:p text:style-name="P86"><text:span text:style-name="T2">LoopCounter = 1</text:span><text:span text:style-name="T3">5</text:span><text:span text:style-name="T2">M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<text:bookmark-start text:name="__DdeLink__570_49652702"/>GC Type<text:bookmark-end text:name="__DdeLink__570_49652702"/></text:p>
          </table:table-cell>
          <table:table-cell table:style-name="Table4.A2" office:value-type="string">
            <text:p text:style-name="P68">Default GC <text:span text:style-name="T1">p</text:span>ause and pause between Garbage collections</text:p>
          </table:table-cell>
          <table:table-cell table:style-name="Table4.A2" office:value-type="string">
            <text:p text:style-name="P71"/>
            <text:p text:style-name="P74"><text:bookmark-start text:name="__DdeLink__339_49652702111"/>MaxGCPauseMillis=</text:p>
            <text:p text:style-name="P74">10<text:bookmark-end text:name="__DdeLink__339_49652702111"/>0000</text:p>
            <text:p text:style-name="P58"/>
          </table:table-cell>
          <table:table-cell table:style-name="Table4.D2" office:value-type="string">
            <text:p text:style-name="P65"/>
            <text:p text:style-name="P74">GCPauseIntervalMills=</text:p>
            <text:p text:style-name="P77">10</text:p>
            <text:p text:style-name="P58"/>
          </table:table-cell>
        </table:table-row>
        <table:table-row table:style-name="Table4.3">
          <table:table-cell table:style-name="Table4.A3" office:value-type="string">
            <text:p text:style-name="P47"><text:bookmark-start text:name="__DdeLink__329_49652702111"/><text:bookmark-start text:name="__DdeLink__405_49652702"/><text:bookmark-start text:name="__DdeLink__358_4965270211"/><text:bookmark-start text:name="__DdeLink__351_4965270211"/><text:bookmark-start text:name="__DdeLink__334_49652702111"/><text:bookmark-start text:name="__DdeLink__421_49652702"/><text:bookmark-start text:name="__DdeLink__425_49652702"/><text:bookmark-start text:name="__DdeLink__565_570973747"/>-XX:+UseSerialGC<text:bookmark-end text:name="__DdeLink__329_49652702111"/><text:bookmark-end text:name="__DdeLink__405_49652702"/><text:bookmark-end text:name="__DdeLink__358_4965270211"/><text:bookmark-end text:name="__DdeLink__351_4965270211"/><text:bookmark-end text:name="__DdeLink__334_49652702111"/><text:bookmark-end text:name="__DdeLink__421_49652702"/><text:bookmark-end text:name="__DdeLink__425_49652702"/><text:bookmark-end text:name="__DdeLink__565_570973747"/></text:p>
          </table:table-cell>
          <table:table-cell table:style-name="Table4.A3" office:value-type="string">
            <text:p text:style-name="P15">Stuck in intermittent pauses beginning from: </text:p>
            <text:p text:style-name="P13">List size after removal: 14062500</text:p>
            <text:p text:style-name="P13">time:54904ms</text:p>
            <text:p text:style-name="P3"><text:span text:style-name="T15">(</text:span>List size after removal: 13125000</text:p>
            <text:p text:style-name="P3">time:38865ms<text:span text:style-name="T15">)</text:span></text:p>
            <text:p text:style-name="P3">*<text:span text:style-name="T9">Long minor GC pauses!</text:span></text:p>
          </table:table-cell>
          <table:table-cell table:style-name="Table4.A3" office:value-type="string">
            <text:p text:style-name="P9">Stuck in intermittent pauses beginning from:</text:p>
            <text:p text:style-name="P21">List size after removal: 14062500</text:p>
            <text:p text:style-name="P21">time:59278ms</text:p>
            <text:p text:style-name="P21"/>
            <text:p text:style-name="P4">*<text:span text:style-name="T9">Long minor GC pauses!</text:span></text:p>
            <text:p text:style-name="P21"/>
          </table:table-cell>
          <table:table-cell table:style-name="Table4.D3" office:value-type="string">
            <text:p text:style-name="P62">Stuck in intermittent pauses beginning from:</text:p>
            <text:p text:style-name="P51"/>
            <text:p text:style-name="P32">List size after removal: 14062500</text:p>
            <text:p text:style-name="P32">time:59913ms</text:p>
          </table:table-cell>
        </table:table-row>
        <text:soft-page-break/>
        <table:table-row table:style-name="Table4.4">
          <table:table-cell table:style-name="Table4.A3" office:value-type="string">
            <text:p text:style-name="P47"><text:bookmark-start text:name="__DdeLink__331_49652702111"/><text:bookmark-start text:name="__DdeLink__382_496527021"/><text:bookmark-start text:name="__DdeLink__375_496527021"/><text:bookmark-start text:name="__DdeLink__408_49652702"/><text:bookmark-start text:name="__DdeLink__418_49652702"/><text:bookmark-start text:name="__DdeLink__423_49652702"/><text:bookmark-start text:name="__DdeLink__563_570973747"/>-XX:+UseParallelGC<text:bookmark-end text:name="__DdeLink__331_49652702111"/><text:bookmark-end text:name="__DdeLink__382_496527021"/><text:bookmark-end text:name="__DdeLink__375_496527021"/><text:bookmark-end text:name="__DdeLink__408_49652702"/><text:bookmark-end text:name="__DdeLink__418_49652702"/><text:bookmark-end text:name="__DdeLink__423_49652702"/><text:bookmark-end text:name="__DdeLink__563_570973747"/></text:p>
          </table:table-cell>
          <table:table-cell table:style-name="Table4.A3" office:value-type="string">
            <text:p text:style-name="P9">Stuck in intermittent pauses beginning from: </text:p>
            <text:p text:style-name="P19">List size after removal: 13125000</text:p>
            <text:p text:style-name="P19">time:37390ms</text:p>
            <text:p text:style-name="P19"/>
            <text:p text:style-name="P22">*<text:span text:style-name="T9">Short minor GC pauses!</text:span></text:p>
          </table:table-cell>
          <table:table-cell table:style-name="Table4.A3" office:value-type="string">
            <text:p text:style-name="P62">Stuck in intermittent pauses beginning from: </text:p>
            <text:p text:style-name="P19">List size after removal: 13125000</text:p>
            <text:p text:style-name="P19">time:37379ms</text:p>
            <text:p text:style-name="P19"/>
          </table:table-cell>
          <table:table-cell table:style-name="Table4.D3" office:value-type="string">
            <text:p text:style-name="P63">Stuck in intermittent pauses beginning from:</text:p>
            <text:p text:style-name="P53"/>
            <text:p text:style-name="P19">List size after removal: 13125000</text:p>
            <text:p text:style-name="P19">time:37448ms</text:p>
          </table:table-cell>
        </table:table-row>
        <table:table-row table:style-name="Table4.5">
          <table:table-cell table:style-name="Table4.A3" office:value-type="string">
            <text:p text:style-name="P47"><text:bookmark-start text:name="__DdeLink__336_49652702111"/><text:bookmark-start text:name="__DdeLink__378_496527021"/><text:bookmark-start text:name="__DdeLink__412_49652702"/><text:bookmark-start text:name="__DdeLink__427_49652702"/>-XX:+UseG1GC<text:bookmark-end text:name="__DdeLink__427_49652702"/> <text:bookmark-end text:name="__DdeLink__336_49652702111"/><text:bookmark-end text:name="__DdeLink__378_496527021"/><text:bookmark-end text:name="__DdeLink__412_49652702"/></text:p>
          </table:table-cell>
          <table:table-cell table:style-name="Table4.A3" office:value-type="string">
            <text:p text:style-name="P60">OOM after:</text:p>
            <text:p text:style-name="P20">List size after removal: 14062500</text:p>
            <text:p text:style-name="P20">time:51133ms</text:p>
            <text:p text:style-name="P20"/>
            <text:p text:style-name="P24">*Multiple short GC pauses!</text:p>
          </table:table-cell>
          <table:table-cell table:style-name="Table4.A3" office:value-type="string">
            <text:p text:style-name="P61">OOM after:</text:p>
            <text:p text:style-name="P56">List size after removal: 14062500</text:p>
            <text:p text:style-name="P56">time:51897ms</text:p>
            <text:p text:style-name="P56"/>
            <text:p text:style-name="P27">*<text:span text:style-name="T10">Few Long GC minor pauses!</text:span></text:p>
          </table:table-cell>
          <table:table-cell table:style-name="Table4.D3" office:value-type="string">
            <text:p text:style-name="P43"><text:span text:style-name="T4">Should be explicitly set with MaxGCPause </text:span><text:span text:style-name="T5">(less then GCPauseInterval – set to 9)</text:span></text:p>
            <text:p text:style-name="P33"/>
            <text:p text:style-name="P44">OOM after:</text:p>
            <text:p text:style-name="P35">List size after removal: 14062500</text:p>
            <text:p text:style-name="P35">time:51265ms</text:p>
          </table:table-cell>
        </table:table-row>
      </table:table>
      <text:p text:style-name="P12"/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81"/>
            <text:p text:style-name="P81"><text:bookmark-start text:name="__DdeLink__473_49652702"/>-Xms10240m</text:p>
            <text:p text:style-name="P85">-Xmx10240m<text:bookmark-end text:name="__DdeLink__473_49652702"/></text:p>
            <text:p text:style-name="P83">LoopCounter = 1<text:span text:style-name="T9">5</text:span>M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8">GC Type</text:p>
          </table:table-cell>
          <table:table-cell table:style-name="Table5.A2" office:value-type="string">
            <text:p text:style-name="P69">Default GC <text:span text:style-name="T1">p</text:span>ause and pause between Garbage collections</text:p>
          </table:table-cell>
          <table:table-cell table:style-name="Table5.A2" office:value-type="string">
            <text:p text:style-name="P72"/>
            <text:p text:style-name="P75"><text:bookmark-start text:name="__DdeLink__339_496527021111"/>MaxGCPauseMillis=</text:p>
            <text:p text:style-name="P75">10<text:bookmark-end text:name="__DdeLink__339_496527021111"/>0000</text:p>
            <text:p text:style-name="P59"/>
          </table:table-cell>
          <table:table-cell table:style-name="Table5.D2" office:value-type="string">
            <text:p text:style-name="P66"/>
            <text:p text:style-name="P75">GCPauseIntervalMills=</text:p>
            <text:p text:style-name="P78">10</text:p>
            <text:p text:style-name="P59"/>
          </table:table-cell>
        </table:table-row>
        <table:table-row table:style-name="Table5.3">
          <table:table-cell table:style-name="Table5.A3" office:value-type="string">
            <text:p text:style-name="P48"><text:bookmark-start text:name="__DdeLink__329_496527021111"/><text:bookmark-start text:name="__DdeLink__425_496527021"/><text:bookmark-start text:name="__DdeLink__421_496527021"/><text:bookmark-start text:name="__DdeLink__405_496527021"/><text:bookmark-start text:name="__DdeLink__358_49652702111"/><text:bookmark-start text:name="__DdeLink__351_49652702111"/><text:bookmark-start text:name="__DdeLink__334_496527021111"/><text:bookmark-start text:name="__DdeLink__466_49652702"/><text:bookmark-start text:name="__DdeLink__492_49652702"/>-XX:+UseSerialGC<text:bookmark-end text:name="__DdeLink__329_496527021111"/><text:bookmark-end text:name="__DdeLink__425_496527021"/><text:bookmark-end text:name="__DdeLink__421_496527021"/><text:bookmark-end text:name="__DdeLink__405_496527021"/><text:bookmark-end text:name="__DdeLink__358_49652702111"/><text:bookmark-end text:name="__DdeLink__351_49652702111"/><text:bookmark-end text:name="__DdeLink__334_496527021111"/><text:bookmark-end text:name="__DdeLink__466_49652702"/><text:bookmark-end text:name="__DdeLink__492_49652702"/></text:p>
          </table:table-cell>
          <table:table-cell table:style-name="Table5.A3" office:value-type="string">
            <text:p text:style-name="P6">Total time:77604ms</text:p>
            <text:p text:style-name="P6"/>
            <text:p text:style-name="P3">*<text:span text:style-name="T11">4 very long minor GC pauses: ~2s per pause</text:span></text:p>
          </table:table-cell>
          <table:table-cell table:style-name="Table5.A3" office:value-type="string">
            <text:p text:style-name="P8">Total time:77433ms</text:p>
            <text:p text:style-name="P2"/>
            <text:p text:style-name="P3">*<text:span text:style-name="T12">the same behavior as with default values</text:span></text:p>
          </table:table-cell>
          <table:table-cell table:style-name="Table5.D3" office:value-type="string">
            <text:p text:style-name="P45">Total time:76833ms</text:p>
            <text:p text:style-name="P45"/>
            <text:p text:style-name="P5">*<text:span text:style-name="T12">the same behavior as with default values</text:span></text:p>
          </table:table-cell>
        </table:table-row>
        <table:table-row table:style-name="Table5.4">
          <table:table-cell table:style-name="Table5.A3" office:value-type="string">
            <text:p text:style-name="P48"><text:bookmark-start text:name="__DdeLink__331_496527021111"/><text:bookmark-start text:name="__DdeLink__423_496527021"/><text:bookmark-start text:name="__DdeLink__418_496527021"/><text:bookmark-start text:name="__DdeLink__408_496527021"/><text:bookmark-start text:name="__DdeLink__382_4965270211"/><text:bookmark-start text:name="__DdeLink__375_4965270211"/><text:bookmark-start text:name="__DdeLink__469_49652702"/><text:bookmark-start text:name="__DdeLink__475_49652702"/><text:bookmark-start text:name="__DdeLink__498_49652702"/>-XX:+UseParallelGC<text:bookmark-end text:name="__DdeLink__331_496527021111"/><text:bookmark-end text:name="__DdeLink__423_496527021"/><text:bookmark-end text:name="__DdeLink__418_496527021"/><text:bookmark-end text:name="__DdeLink__408_496527021"/><text:bookmark-end text:name="__DdeLink__382_4965270211"/><text:bookmark-end text:name="__DdeLink__375_4965270211"/><text:bookmark-end text:name="__DdeLink__469_49652702"/><text:bookmark-end text:name="__DdeLink__475_49652702"/><text:bookmark-end text:name="__DdeLink__498_49652702"/></text:p>
          </table:table-cell>
          <table:table-cell table:style-name="Table5.A3" office:value-type="string">
            <text:p text:style-name="P7">Total time:74985ms</text:p>
            <text:p text:style-name="P7"/>
            <text:p text:style-name="P23">*<text:span text:style-name="T11">4 shorter GC minor pauses: ~1s per pause</text:span></text:p>
            <text:p text:style-name="P30"/>
          </table:table-cell>
          <table:table-cell table:style-name="Table5.A3" office:value-type="string">
            <text:p text:style-name="P41">Total time:74047ms</text:p>
            <text:p text:style-name="P89"/>
            <text:p text:style-name="P88">*<text:span text:style-name="T12">the same behavior as with default values</text:span></text:p>
          </table:table-cell>
          <table:table-cell table:style-name="Table5.D3" office:value-type="string">
            <text:p text:style-name="P91">Total time:74084ms</text:p>
            <text:p text:style-name="P89"/>
            <text:p text:style-name="P88">*<text:span text:style-name="T12">the same behavior as with default values</text:span></text:p>
          </table:table-cell>
        </table:table-row>
        <table:table-row table:style-name="Table5.5">
          <table:table-cell table:style-name="Table5.A3" office:value-type="string">
            <text:p text:style-name="P48"><text:bookmark-start text:name="__DdeLink__336_496527021111"/><text:bookmark-start text:name="__DdeLink__427_496527021"/><text:bookmark-start text:name="__DdeLink__412_496527021"/><text:bookmark-start text:name="__DdeLink__378_4965270211"/><text:bookmark-start text:name="__DdeLink__479_49652702"/><text:bookmark-start text:name="__DdeLink__502_49652702"/>-XX:+UseG1GC<text:bookmark-end text:name="__DdeLink__427_496527021"/><text:bookmark-end text:name="__DdeLink__479_49652702"/> <text:bookmark-end text:name="__DdeLink__336_496527021111"/><text:bookmark-end text:name="__DdeLink__412_496527021"/><text:bookmark-end text:name="__DdeLink__378_4965270211"/><text:bookmark-end text:name="__DdeLink__502_49652702"/></text:p>
          </table:table-cell>
          <table:table-cell table:style-name="Table5.A3" office:value-type="string">
            <text:p text:style-name="P38">Total time:75799ms</text:p>
            <text:p text:style-name="P38"/>
            <text:p text:style-name="P25">*Multiple <text:span text:style-name="T16">very </text:span>short <text:span text:style-name="T12">minor </text:span>GC pauses: <text:span text:style-name="T11">~200ms and 1 pause for big files memory allocation</text:span></text:p>
          </table:table-cell>
          <table:table-cell table:style-name="Table5.A3" office:value-type="string">
            <text:p text:style-name="P36">Total time:78168ms</text:p>
            <text:p text:style-name="P36"/>
            <text:p text:style-name="P28">*<text:span text:style-name="T13">Few much longer (up to 3s) minor GC <text:s/>pauses!</text:span></text:p>
          </table:table-cell>
          <table:table-cell table:style-name="Table5.D3" office:value-type="string">
            <text:p text:style-name="P37"><text:span text:style-name="T6">Should be explicitly set with MaxGCPause </text:span><text:span text:style-name="T7">(less then GCPauseInterval – set to 9)</text:span></text:p>
            <text:p text:style-name="P34"/>
            <text:p text:style-name="P90">Total time:76099m</text:p>
            <text:p text:style-name="P89"/>
            <text:p text:style-name="P88">*<text:span text:style-name="T12">the same behavior as with default values</text:span></text:p>
          </table:table-cell>
        </table:table-row>
      </table:table>
      <text:p text:style-name="P14"><text:bookmark-end text:name="__DdeLink__568_496527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26:51.850929943</meta:creation-date>
    <dc:date>2019-10-20T18:25:21.911086830</dc:date>
    <meta:editing-duration>PT4H47M</meta:editing-duration>
    <meta:editing-cycles>11</meta:editing-cycles>
    <meta:generator>LibreOffice/6.0.7.3$Linux_X86_64 LibreOffice_project/00m0$Build-3</meta:generator>
    <meta:document-statistic meta:table-count="3" meta:image-count="0" meta:object-count="0" meta:page-count="2" meta:paragraph-count="103" meta:word-count="353" meta:character-count="2513" meta:non-whitespace-character-count="2251"/>
  </office:meta>
</office:document-meta>
</file>